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データ</text:p>
          </table:table-cell>
          <table:table-cell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office:value-type="string">
            <text:p>標本平均</text:p>
          </table:table-cell>
          <table:table-cell table:formula="of:= AVERAGE([.B1:.E1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偏差</text:p>
          </table:table-cell>
          <table:table-cell table:formula="of:= [.B1] - [.$B$2]" office:value-type="float" office:value="-7">
            <text:p>-7</text:p>
          </table:table-cell>
          <table:table-cell table:style-name="ce3" table:formula="of:= [.C1] - [.$B$2]" office:value-type="float" office:value="-1">
            <text:p>-1</text:p>
          </table:table-cell>
          <table:table-cell table:style-name="ce3" table:formula="of:= [.D1] - [.$B$2]" office:value-type="float" office:value="1">
            <text:p>1</text:p>
          </table:table-cell>
          <table:table-cell table:style-name="ce3" table:formula="of:= [.E1] - [.$B$2]" office:value-type="float" office:value="7">
            <text:p>7</text:p>
          </table:table-cell>
        </table:table-row>
        <table:table-row table:style-name="ro2">
          <table:table-cell office:value-type="string">
            <text:p>偏差の2乗</text:p>
          </table:table-cell>
          <table:table-cell table:formula="of:= POWER([.B4]; 2)" office:value-type="float" office:value="49">
            <text:p>49</text:p>
          </table:table-cell>
          <table:table-cell table:style-name="ce3" table:formula="of:= POWER([.C4]; 2)" office:value-type="float" office:value="1">
            <text:p>1</text:p>
          </table:table-cell>
          <table:table-cell table:style-name="ce3" table:formula="of:= POWER([.D4]; 2)" office:value-type="float" office:value="1">
            <text:p>1</text:p>
          </table:table-cell>
          <table:table-cell table:style-name="ce3" table:formula="of:= POWER([.E4]; 2)" office:value-type="float" office:value="49">
            <text:p>49</text:p>
          </table:table-cell>
        </table:table-row>
        <table:table-row table:style-name="ro1">
          <table:table-cell office:value-type="string">
            <text:p>データ数</text:p>
          </table:table-cell>
          <table:table-cell table:formula="of:= COUNTA([.B1:.E1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標本分散</text:p>
          </table:table-cell>
          <table:table-cell table:formula="of:= SUM([.B5:.E5]) / [.B6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標本標準偏差</text:p>
          </table:table-cell>
          <table:table-cell table:formula="of:= SQRT([.B7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データ数 * 標準分散</text:p>
          </table:table-cell>
          <table:table-cell table:formula="of:= [.B6] * [.B7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100 / 母分散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カイ2乗分布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自由度</text:p>
          </table:table-cell>
          <table:table-cell table:formula="of:= [.B6] - 1" office:value-type="float" office:value="3">
            <text:p>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2019/11/05</text:date>, <text:time>04:1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5T04:13:07.35</dc:date>
    <meta:editing-duration>PT1H43M5S</meta:editing-duration>
    <meta:editing-cycles>10</meta:editing-cycles>
    <meta:generator>OpenOffice/4.1.6$Win32 OpenOffice.org_project/416m1$Build-9790</meta:generator>
    <meta:document-statistic meta:table-count="1" meta:cell-count="30" meta:object-count="0"/>
  </office:meta>
</office:document-meta>
</file>